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8.702cm" table:align="margins"/>
    </style:style>
    <style:style style:name="Tabella3.A" style:family="table-column">
      <style:table-column-properties style:column-width="2.734cm" style:rel-column-width="6241*"/>
    </style:style>
    <style:style style:name="Tabella3.B" style:family="table-column">
      <style:table-column-properties style:column-width="4.86cm" style:rel-column-width="11095*"/>
    </style:style>
    <style:style style:name="Tabella3.C" style:family="table-column">
      <style:table-column-properties style:column-width="8.475cm" style:rel-column-width="19354*"/>
    </style:style>
    <style:style style:name="Tabella3.D" style:family="table-column">
      <style:table-column-properties style:column-width="2.24cm" style:rel-column-width="5114*"/>
    </style:style>
    <style:style style:name="Tabella3.E" style:family="table-column">
      <style:table-column-properties style:column-width="10.39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8.702cm" table:align="margins" style:shadow="none"/>
    </style:style>
    <style:style style:name="Tabella5.A" style:family="table-column">
      <style:table-column-properties style:column-width="1.138cm" style:rel-column-width="645*"/>
    </style:style>
    <style:style style:name="Tabella5.B" style:family="table-column">
      <style:table-column-properties style:column-width="8.467cm" style:rel-column-width="4800*"/>
    </style:style>
    <style:style style:name="Tabella5.C" style:family="table-column">
      <style:table-column-properties style:column-width="2.699cm" style:rel-column-width="1530*"/>
    </style:style>
    <style:style style:name="Tabella5.D" style:family="table-column">
      <style:table-column-properties style:column-width="3.598cm" style:rel-column-width="2040*"/>
    </style:style>
    <style:style style:name="Tabella5.E" style:family="table-column">
      <style:table-column-properties style:column-width="3.387cm" style:rel-column-width="1920*"/>
    </style:style>
    <style:style style:name="Tabella5.F" style:family="table-column">
      <style:table-column-properties style:column-width="1.667cm" style:rel-column-width="945*"/>
    </style:style>
    <style:style style:name="Tabella5.G" style:family="table-column">
      <style:table-column-properties style:column-width="1.139cm" style:rel-column-width="646*"/>
    </style:style>
    <style:style style:name="Tabella5.H" style:family="table-column">
      <style:table-column-properties style:column-width="1.289cm" style:rel-column-width="731*"/>
    </style:style>
    <style:style style:name="Tabella5.I" style:family="table-column">
      <style:table-column-properties style:column-width="5.318cm" style:rel-column-width="3015*"/>
    </style:style>
    <style:style style:name="Tabella5.1" style:family="table-row">
      <style:table-row-properties style:min-row-height="0.291cm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I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D4" style:family="table-cell">
      <style:table-cell-properties style:vertical-align="middle" fo:background-color="transparent" fo:padding="0cm" fo:border-left="0.05pt dotted #000000" fo:border-right="none" fo:border-top="none" fo:border-bottom="0.05pt dotted #000000">
        <style:background-image/>
      </style:table-cell-properties>
    </style:style>
    <style:style style:name="Tabella5.I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83caff" fo:padding="0cm" fo:border-left="0.05pt dotted #000000" fo:border-right="none" fo:border-top="none" fo:border-bottom="0.05pt dotted #000000">
        <style:background-image/>
      </style:table-cell-properties>
    </style:style>
    <style:style style:name="Tabella5.D7" style:family="table-cell">
      <style:table-cell-properties style:vertical-align="middle" fo:background-color="transparent" fo:padding="0cm" fo:border-left="0.05pt dotted #000000" fo:border-right="0.05pt dotted #000000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8.702cm" table:align="margins"/>
    </style:style>
    <style:style style:name="Tabella1.A" style:family="table-column">
      <style:table-column-properties style:column-width="8.16cm" style:rel-column-width="18633*"/>
    </style:style>
    <style:style style:name="Tabella1.B" style:family="table-column">
      <style:table-column-properties style:column-width="3.595cm" style:rel-column-width="8207*"/>
    </style:style>
    <style:style style:name="Tabella1.E" style:family="table-column">
      <style:table-column-properties style:column-width="9.758cm" style:rel-column-width="22281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8.702cm" table:align="margins"/>
    </style:style>
    <style:style style:name="Tabella7.A" style:family="table-column">
      <style:table-column-properties style:column-width="4.516cm" style:rel-column-width="10309*"/>
    </style:style>
    <style:style style:name="Tabella7.B" style:family="table-column">
      <style:table-column-properties style:column-width="4.517cm" style:rel-column-width="10315*"/>
    </style:style>
    <style:style style:name="Tabella7.C" style:family="table-column">
      <style:table-column-properties style:column-width="10.633cm" style:rel-column-width="24278*"/>
    </style:style>
    <style:style style:name="Tabella7.D" style:family="table-column">
      <style:table-column-properties style:column-width="9.036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" style:family="table">
      <style:table-properties style:width="8.652cm" table:align="margins" style:shadow="none"/>
    </style:style>
    <style:style style:name="Tabella2.A" style:family="table-column">
      <style:table-column-properties style:column-width="3.598cm" style:rel-column-width="2040*"/>
    </style:style>
    <style:style style:name="Tabella2.B" style:family="table-column">
      <style:table-column-properties style:column-width="5.054cm" style:rel-column-width="2865*"/>
    </style:style>
    <style:style style:name="Tabella2.A1" style:family="table-cell">
      <style:table-cell-properties fo:background-color="transparent" fo:padding-left="0.049cm" fo:padding-right="0.049cm" fo:padding-top="0cm" fo:padding-bottom="0cm" fo:border="none">
        <style:background-image/>
      </style:table-cell-properties>
    </style:style>
    <style:style style:name="Tabella2.B2" style:family="table-cell">
      <style:table-cell-properties fo:background-color="transparent" fo:padding-left="0.049cm" fo:padding-right="0.049cm" fo:padding-top="0cm" fo:padding-bottom="0cm" fo:border-left="0.05pt dotted #000000" fo:border-right="0.05pt dotted #000000" fo:border-top="none" fo:border-bottom="none">
        <style:background-image/>
      </style:table-cell-properties>
    </style:style>
    <style:style style:name="Tabella2.A3" style:family="table-cell">
      <style:table-cell-properties fo:background-color="transparent" fo:padding-left="0.049cm" fo:padding-right="0.049cm" fo:padding-top="0cm" fo:padding-bottom="0cm" fo:border-left="none" fo:border-right="0.05pt dotted #000000" fo:border-top="none" fo:border-bottom="none">
        <style:background-image/>
      </style:table-cell-properties>
    </style:style>
    <style:style style:name="Tabella4" style:family="table">
      <style:table-properties style:width="5.001cm" fo:margin-left="0cm" table:align="left" style:shadow="none"/>
    </style:style>
    <style:style style:name="Tabella4.A" style:family="table-column">
      <style:table-column-properties style:column-width="3.307cm"/>
    </style:style>
    <style:style style:name="Tabella4.B" style:family="table-column">
      <style:table-column-properties style:column-width="1.693cm"/>
    </style:style>
    <style:style style:name="Tabella4.A1" style:family="table-cell">
      <style:table-cell-properties fo:padding-left="0.049cm" fo:padding-right="0.049cm" fo:padding-top="0cm" fo:padding-bottom="0cm" fo:border="none"/>
    </style:style>
    <style:style style:name="Tabella4.A2" style:family="table-cell">
      <style:table-cell-properties fo:padding-left="0.049cm" fo:padding-right="0.049cm" fo:padding-top="0cm" fo:padding-bottom="0cm" fo:border-left="none" fo:border-right="0.05pt dotted #000000" fo:border-top="none" fo:border-bottom="none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Verdana" fo:font-size="10pt" fo:font-weight="bold" officeooo:rsid="008d087d" officeooo:paragraph-rsid="00c2e25e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8pt" fo:font-weight="bold" officeooo:paragraph-rsid="00c2e25e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0edcb" officeooo:paragraph-rsid="00d0edcb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d36d9d" style:font-name-asian="SimSun" style:font-size-asian="8pt" style:font-weight-asian="normal" style:font-name-complex="Tahoma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c03735" officeooo:paragraph-rsid="00c03735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eb873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48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f811f" officeooo:paragraph-rsid="00df811f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e55ca5" officeooo:paragraph-rsid="00e55ca5" style:font-name-asian="SimSun" style:font-size-asian="8pt" style:font-weight-asian="bold" style:font-name-complex="Tahoma" style:font-size-complex="8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cd8205" style:font-name-asian="SimSun" style:font-size-asian="8pt" style:font-weight-asian="bold" style:font-name-complex="Tahoma" style:font-size-complex="8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Nimbus Mono L" fo:font-size="8pt" fo:font-weight="bold" officeooo:rsid="00dd009c" officeooo:paragraph-rsid="00dd009c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cc" style:font-name="Nimbus Mono L" fo:font-size="8pt" fo:font-style="normal" fo:font-weight="bold" officeooo:paragraph-rsid="00d95fd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cc" style:font-name="Nimbus Mono L" fo:font-size="8pt" fo:font-style="normal" fo:font-weight="bold" officeooo:paragraph-rsid="00d853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0000cc" style:font-name="Nimbus Mono L" fo:font-size="8pt" fo:font-style="normal" fo:font-weight="bold" officeooo:paragraph-rsid="00dffe5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00cc" style:font-name="Nimbus Mono L" fo:font-size="8pt" fo:font-style="normal" fo:font-weight="bold" officeooo:paragraph-rsid="00e27e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Table_20_Contents">
      <style:paragraph-properties fo:text-align="end" style:justify-single-word="false"/>
      <style:text-properties fo:color="#0000cc" style:font-name="Nimbus Mono L" fo:font-size="8pt" fo:font-style="normal" fo:font-weight="bold" officeooo:paragraph-rsid="00e27e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3300" style:text-underline-style="none" fo:font-weight="bold" style:font-weight-asian="bold" style:font-weight-complex="bold"/>
    </style:style>
    <style:style style:name="T9" style:family="text">
      <style:text-properties fo:color="#0000ff"/>
    </style:style>
    <style:style style:name="T10" style:family="text">
      <style:text-properties fo:color="#0000ff" fo:font-style="italic" style:font-style-asian="italic" style:font-style-complex="italic"/>
    </style:style>
    <style:style style:name="T11" style:family="text">
      <style:text-properties fo:color="#0000ff" style:font-name="Verdana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o in objects"&gt;</text:placeholder></text:p>
      <text:p text:style-name="P14"><text:placeholder text:placeholder-type="text">&lt;setup_data_cut(o, data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5">TAGLIO</text:p>
          </table:table-cell>
          <table:table-cell table:style-name="Tabella3.B1" office:value-type="string">
            <text:p text:style-name="P17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6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8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header-rows>
          <table:table-row table:style-name="Tabella5.1">
            <table:table-cell table:style-name="Tabella5.A1" office:value-type="string">
              <text:p text:style-name="P29">N.</text:p>
            </table:table-cell>
            <table:table-cell table:style-name="Tabella5.A1" office:value-type="string">
              <text:p text:style-name="P24">Cliente</text:p>
            </table:table-cell>
            <table:table-cell table:style-name="Tabella5.A1" office:value-type="string">
              <text:p text:style-name="P24">Prodotto</text:p>
            </table:table-cell>
            <table:table-cell table:style-name="Tabella5.A1" office:value-type="string">
              <text:p text:style-name="P52">Semilavorati</text:p>
            </table:table-cell>
            <table:table-cell table:style-name="Tabella5.A1" office:value-type="string">
              <text:p text:style-name="P52">Tessuti</text:p>
            </table:table-cell>
            <table:table-cell table:style-name="Tabella5.A1" office:value-type="string">
              <text:p text:style-name="P51">Mt.</text:p>
            </table:table-cell>
            <table:table-cell table:style-name="Tabella5.A1" office:value-type="string">
              <text:p text:style-name="P33">Q.</text:p>
            </table:table-cell>
            <table:table-cell table:style-name="Tabella5.A1" office:value-type="string">
              <text:p text:style-name="P27">Fatti</text:p>
            </table:table-cell>
            <table:table-cell table:style-name="Tabella5.I1" office:value-type="string">
              <text:p text:style-name="P24">Note produzione</text:p>
            </table:table-cell>
          </table:table-row>
        </table:table-header-rows>
        <table:table-row>
          <table:table-cell table:style-name="Tabella5.A2" table:number-columns-spanned="9" office:value-type="string">
            <text:p text:style-name="P40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9" office:value-type="string">
            <text:p text:style-name="P41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4"><text:placeholder text:placeholder-type="text">&lt;line.mrp_sequence&gt;</text:placeholder></text:p>
          </table:table-cell>
          <table:table-cell table:style-name="Tabella5.A4" office:value-type="string">
            <text:p text:style-name="P35"><text:placeholder text:placeholder-type="text">&lt;line.order_id.partner_id.name&gt;</text:placeholder> <text:span text:style-name="T9"><text:placeholder text:placeholder-type="text">&lt;line.order_id.destination_partner_id.name if line.order_id.destination_partner_id.print_in_cut else ''&gt;</text:placeholder></text:span></text:p>
          </table:table-cell>
          <table:table-cell table:style-name="Tabella5.A4" office:value-type="string">
            <text:p text:style-name="P53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2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D4" table:number-columns-spanned="3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56"><text:placeholder text:placeholder-type="text">&lt;for each="component, fabrics in get_product_components(line, (line.product_uom_qty - line.mx_assigned_qty - line.product_uom_maked_sync_qty))"&gt;</text:placeholder></text:p>
                </table:table-cell>
                <table:covered-table-cell/>
              </table:table-row>
              <table:table-row>
                <table:table-cell table:style-name="Tabella2.A1" office:value-type="string">
                  <text:p text:style-name="P55"><text:placeholder text:placeholder-type="text">&lt;component.default_code or '?'&gt;</text:placeholder></text:p>
                </table:table-cell>
                <table:table-cell table:style-name="Tabella2.B2" office:value-type="string">
                  <table:table table:name="Tabella4" table:style-name="Tabella4">
                    <table:table-column table:style-name="Tabella4.A"/>
                    <table:table-column table:style-name="Tabella4.B"/>
                    <table:table-row>
                      <table:table-cell table:style-name="Tabella4.A1" table:number-columns-spanned="2" office:value-type="string">
                        <text:p text:style-name="P58"><text:placeholder text:placeholder-type="text">&lt;for each="fabric, fabric_qty in fabrics"&gt;</text:placeholder></text:p>
                      </table:table-cell>
                      <table:covered-table-cell/>
                    </table:table-row>
                    <table:table-row>
                      <table:table-cell table:style-name="Tabella4.A2" office:value-type="string">
                        <text:p text:style-name="P58"><text:placeholder text:placeholder-type="text">&lt;fabric&gt;</text:placeholder></text:p>
                      </table:table-cell>
                      <table:table-cell table:style-name="Tabella4.A1" office:value-type="string">
                        <text:p text:style-name="P59"><text:placeholder text:placeholder-type="text">&lt;('%10.2f' % fabric_qty).strip()&gt;</text:placeholder></text:p>
                      </table:table-cell>
                    </table:table-row>
                    <table:table-row>
                      <table:table-cell table:style-name="Tabella4.A1" table:number-columns-spanned="2" office:value-type="string">
                        <text:p text:style-name="P58"><text:placeholder text:placeholder-type="text">&lt;/for&gt;</text:placeholder></text:p>
                      </table:table-cell>
                      <table:covered-table-cell/>
                    </table:table-row>
                  </table:table>
                  <text:p text:style-name="P57"/>
                </table:table-cell>
              </table:table-row>
              <table:table-row>
                <table:table-cell table:style-name="Tabella2.A3" table:number-columns-spanned="2" office:value-type="string">
                  <text:p text:style-name="P56"><text:placeholder text:placeholder-type="text">&lt;/for&gt;</text:placeholder></text:p>
                </table:table-cell>
                <table:covered-table-cell/>
              </table:table-row>
            </table:table>
            <text:p text:style-name="P54"><text:span text:style-name="T11"/></text:p>
          </table:table-cell>
          <table:covered-table-cell/>
          <table:covered-table-cell/>
          <table:table-cell table:style-name="Tabella5.A4" office:value-type="string">
            <text:p text:style-name="P25"><text:placeholder text:placeholder-type="text">&lt;int(line.product_uom_qty - line.mx_assigned_qty)&gt;</text:placeholder></text:p>
          </table:table-cell>
          <table:table-cell table:style-name="Tabella5.A4" office:value-type="string">
            <text:p text:style-name="P26"><text:placeholder text:placeholder-type="text">&lt;int(line.product_uom_maked_sync_qty) if line.product_uom_maked_sync_qty else ''&gt;</text:placeholder></text:p>
          </table:table-cell>
          <table:table-cell table:style-name="Tabella5.I4" office:value-type="string">
            <text:p text:style-name="P36"><text:span text:style-name="T8"><text:placeholder text:placeholder-type="text">&lt;('IGNIFUGO ' if 'I' in (line.default_code or '')[4:6].upper() else '').strip()&gt;</text:placeholder></text:span><text:placeholder text:placeholder-type="text">&lt;(line.production_note or "").strip()&gt;</text:placeholder></text:p>
          </table:table-cell>
        </table:table-row>
        <table:table-row>
          <table:table-cell table:style-name="Tabella5.A3" table:number-columns-spanned="9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9" office:value-type="string">
            <text:p text:style-name="P42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60">Totale </text:p>
          </table:table-cell>
          <table:covered-table-cell/>
          <table:table-cell table:style-name="Tabella5.C7" office:value-type="string">
            <text:p text:style-name="P28"><text:placeholder text:placeholder-type="text">&lt;int(total) if type == 'T1' else ''&gt;</text:placeholder> </text:p>
          </table:table-cell>
          <table:table-cell table:style-name="Tabella5.D7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9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9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header-rows>
          <table:table-row>
            <table:table-cell table:style-name="Tabella1.A1" office:value-type="string">
              <text:p text:style-name="P37">Articolo</text:p>
            </table:table-cell>
            <table:table-cell table:style-name="Tabella1.A1" office:value-type="string">
              <text:p text:style-name="P38">Attuale</text:p>
            </table:table-cell>
            <table:table-cell table:style-name="Tabella1.A1" office:value-type="string">
              <text:p text:style-name="P37">Magazzino</text:p>
            </table:table-cell>
            <table:table-cell table:style-name="Tabella1.A1" office:value-type="string">
              <text:p text:style-name="P38">Produz. totali</text:p>
            </table:table-cell>
            <table:table-cell table:style-name="Tabella1.E1" office:value-type="string">
              <text:p text:style-name="P37">Not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3"><text:placeholder text:placeholder-type="text">&lt;for each="component, current, stock, future, cut, production_list in get_materials(o.id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3"><text:placeholder text:placeholder-type="text">&lt;component.default_code&gt;</text:placeholder></text:p>
          </table:table-cell>
          <table:table-cell table:style-name="Tabella1.B3" office:value-type="string">
            <text:p text:style-name="P45"><text:placeholder text:placeholder-type="text">&lt;current&gt;</text:placeholder></text:p>
          </table:table-cell>
          <table:table-cell table:style-name="Tabella1.C3" office:value-type="string">
            <text:p text:style-name="P46"><text:placeholder text:placeholder-type="text">&lt;stock&gt;</text:placeholder></text:p>
          </table:table-cell>
          <table:table-cell table:style-name="Tabella1.B3" office:value-type="string">
            <text:p text:style-name="P46"><text:placeholder text:placeholder-type="text">&lt;future&gt;</text:placeholder></text:p>
          </table:table-cell>
          <table:table-cell table:style-name="Tabella1.E3" office:value-type="string">
            <text:p text:style-name="P44"><text:placeholder text:placeholder-type="text">&lt;production_list&gt;</text:placeholder></text:p>
          </table:table-cell>
        </table:table-row>
        <table:table-row>
          <table:table-cell table:style-name="Tabella1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20"><text:placeholder text:placeholder-type="text">&lt;if test="data.get('wizard_show_note',True)"&gt;</text:placeholder></text:p>
      <text:p text:style-name="P2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2">Categoria</text:p>
            </table:table-cell>
            <table:table-cell table:style-name="Tabella7.A1" office:value-type="string">
              <text:p text:style-name="P31">Riferimento</text:p>
            </table:table-cell>
            <table:table-cell table:style-name="Tabella7.A1" office:value-type="string">
              <text:p text:style-name="P30">Nota</text:p>
            </table:table-cell>
            <table:table-cell table:style-name="Tabella7.D1" office:value-type="string">
              <text:p text:style-name="P30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7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placeholder text:placeholder-type="text">&lt;/if&gt;</text:placeholder></text:p>
      <text:p text:style-name="P4"><text:placeholder text:placeholder-type="text">&lt;if test="o.id != objects[-1].id"&gt;</text:placeholder></text:p>
      <text:p text:style-name="P39"/>
      <text:p text:style-name="P23"/>
      <text:p text:style-name="P1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7-13T18:05:14.728426304</dc:date>
    <meta:editing-duration>P2DT10H9M10S</meta:editing-duration>
    <meta:editing-cycles>577</meta:editing-cycles>
    <meta:generator>LibreOffice/4.3.3.2$Linux_X86_64 LibreOffice_project/430m0$Build-2</meta:generator>
    <dc:creator>thebrush </dc:creator>
    <meta:document-statistic meta:table-count="6" meta:image-count="1" meta:object-count="0" meta:page-count="3" meta:paragraph-count="68" meta:word-count="198" meta:character-count="2184" meta:non-whitespace-character-count="2051"/>
    <meta:user-defined meta:name="Info 1"/>
    <meta:user-defined meta:name="Info 2"/>
    <meta:user-defined meta:name="Info 3"/>
    <meta:user-defined meta:name="Info 4"/>
  </office:meta>
</office:document-meta>
</file>